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emptiveLoa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emptiveLoad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emptiveLoader.add( IncludeCacheStorageProxy proxy , String uri , long expi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eemptiveLoader.process( ServiceManager manager , SourceResolver resolver , Logger log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